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Объект1" text:anchor-type="char" svg:width="15.602cm" svg:height="7.541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4T18:07:08.370085596</meta:creation-date>
    <meta:generator>LibreOffice/7.3.6.2$Linux_X86_64 LibreOffice_project/30$Build-2</meta:generator>
    <dc:date>2022-12-14T18:25:05.846279031</dc:date>
    <meta:editing-duration>PT6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loext:major-origin="0.5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be4b48" draw:fill-color="#be4b48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5.601cm" svg:height="7.54cm" xlink:href="." xlink:type="simple" chart:class="chart:line" chart:style-name="ch1">
        <chart:title svg:x="6.574cm" svg:y="0.286cm" chart:style-name="ch2">
          <text:p>Такты</text:p>
        </chart:title>
        <chart:legend chart:legend-position="end" svg:x="13.146cm" svg:y="3.471cm" style:legend-expansion="high" chart:style-name="ch3"/>
        <chart:plot-area chart:style-name="ch4" chart:data-source-has-labels="both" svg:x="0.312cm" svg:y="1.559cm" svg:width="12.522cm" svg:height="5.831cm">
          <chart:coordinate-region svg:x="0.986cm" svg:y="1.758cm" svg:width="11.848cm" svg:height="4.802cm"/>
          <chart:axis chart:dimension="x" chart:name="primary-x" chart:style-name="ch5" chartooo:axis-type="text">
            <chart:categories table:cell-range-address="local-table.$B$1:.$AW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AW$2" chart:label-cell-address="local-table.$A$2" chart:class="chart:line"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</table:table-row>
          </table:table-header-rows>
          <table:table-rows>
            <table:table-row>
              <table:table-cell office:value-type="string">
                <text:p>Такты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